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text>When solving the Hamilton Operator for an atom with several electrons:</math:mtext>
      </math:mtr>
      <math:mtr>
        <math:mrow>
          <math:mi>H</math:mi>
          <math:mrow>
            <math:mrow>
              <math:mo math:stretchy="false">(</math:mo>
              <math:mrow>
                <math:mn>1,2</math:mn>
                <math:mi>,</math:mi>
                <math:mo math:stretchy="false">⋯</math:mo>
                <math:mi>N</math:mi>
              </math:mrow>
              <math:mo math:stretchy="false">)</math:mo>
            </math:mrow>
            <math:mo math:stretchy="false">=</math:mo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1</math:mn>
                  </math:mrow>
                  <math:mi>N</math:mi>
                </math:munderover>
                <math:mfenced math:open="" math:close="">
                  <math:mrow>
                    <math:mfrac>
                      <math:msubsup>
                        <math:mi>p</math:mi>
                        <math:mi>n</math:mi>
                        <math:mn>2</math:mn>
                      </math:msubsup>
                      <math:mn>2m</math:mn>
                    </math:mfrac>
                    <math:mo math:stretchy="false">−</math:mo>
                    <math:mfrac>
                      <math:mrow>
                        <math:mi>Z</math:mi>
                        <math:msup>
                          <math:mo math:stretchy="false">ε</math:mo>
                          <math:mn>2</math:mn>
                        </math:msup>
                      </math:mrow>
                      <math:msub>
                        <math:mi>r</math:mi>
                        <math:mi>n</math:mi>
                      </math:msub>
                    </math:mfrac>
                  </math:mrow>
                </math:mfenced>
              </math:mrow>
              <math:mo math:stretchy="false">+</math:mo>
              <math:mrow>
                <math:munderover>
                  <math:mo math:stretchy="false">∑</math:mo>
                  <math:mrow>
                    <math:mi>n</math:mi>
                    <math:mo math:stretchy="false">&lt;</math:mo>
                    <math:mi>m</math:mi>
                  </math:mrow>
                  <math:mi math:fontstyle="italic">pairs</math:mi>
                </math:munderover>
                <math:mfrac>
                  <math:msup>
                    <math:mo math:stretchy="false">ε</math:mo>
                    <math:mn>2</math:mn>
                  </math:msup>
                  <math:mrow>
                    <math:mo math:stretchy="false">∣</math:mo>
                    <math:mrow>
                      <math:msub>
                        <math:mi>r</math:mi>
                        <math:mi>n</math:mi>
                      </math:msub>
                      <math:mo math:stretchy="false">−</math:mo>
                      <math:msub>
                        <math:mi>t</math:mi>
                        <math:mi>m</math:mi>
                      </math:msub>
                    </math:mrow>
                    <math:mo math:stretchy="false">∣</math:mo>
                  </math:mrow>
                </math:mfrac>
              </math:mrow>
            </math:mrow>
          </math:mrow>
        </math:mrow>
      </math:mtr>
      <math:mtr>
        <math:mtext>the total wave function is made up of products from single particle wave functions (here is a mathematical term).</math:mtext>
      </math:mtr>
      <math:mtr>
        <math:mrow>
          <math:mrow>
            <math:mo math:stretchy="false">Ψ</math:mo>
            <math:mrow>
              <math:mrow>
                <math:mo math:stretchy="false">(</math:mo>
                <math:mrow>
                  <math:mi>r</math:mi>
                  <math:mi>,</math:mi>
                  <math:mi>s</math:mi>
                </math:mrow>
                <math:mo math:stretchy="false">)</math:mo>
              </math:mrow>
              <math:mo math:stretchy="false">=</math:mo>
              <math:msub>
                <math:mo math:stretchy="false">φ</math:mo>
                <math:mi math:fontstyle="italic">nlm</math:mi>
              </math:msub>
            </math:mrow>
            <math:mrow>
              <math:mo math:stretchy="false">(</math:mo>
              <math:mi>r</math:mi>
              <math:mo math:stretchy="false">)</math:mo>
            </math:mrow>
            <math:msub>
              <math:mo math:stretchy="false">χ</math:mo>
              <math:msub>
                <math:mi>m</math:mi>
                <math:mi>s</math:mi>
              </math:msub>
            </math:msub>
            <math:mrow>
              <math:mo math:stretchy="false">(</math:mo>
              <math:mi>s</math:mi>
              <math:mo math:stretchy="false">)</math:mo>
            </math:mrow>
          </math:mrow>
          <math:mtext>  Use the Slater determinants to do this:</math:mtext>
        </math:mrow>
      </math:mtr>
      <math:mtr/>
      <math:mtr>
        <math:mrow>
          <math:mo math:stretchy="false">Ψ</math:mo>
          <math:mrow>
            <math:mrow>
              <math:mo math:stretchy="false">(</math:mo>
              <math:mrow>
                <math:mn>1,2</math:mn>
                <math:mi>,</math:mi>
                <math:mo math:stretchy="false">⋯</math:mo>
                <math:mi>N</math:mi>
              </math:mrow>
              <math:mo math:stretchy="false">)</math:mo>
            </math:mrow>
            <math:mo math:stretchy="false">=</math:mo>
            <math:mfrac>
              <math:mn>1</math:mn>
              <math:msqrt>
                <math:mrow>
                  <math:mi>N</math:mi>
                  <math:mo math:stretchy="false">!</math:mo>
                </math:mrow>
              </math:msqrt>
            </math:mfrac>
          </math:mrow>
          <math:mfenced math:open="∣" math:close="∣">
            <math:mtable>
              <math:mtr>
                <math:mtd>
                  <math:mrow>
                    <math:msub>
                      <math:mo math:stretchy="false">Ψ</math:mo>
                      <math:msub>
                        <math:mi>k</math:mi>
                        <math:mn>1</math:mn>
                      </math:msub>
                    </math:msub>
                    <math:mrow>
                      <math:mo math:stretchy="false">(</math:mo>
                      <math:mn>1</math:mn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1</math:mn>
                      </math:msub>
                    </math:msub>
                    <math:mrow>
                      <math:mo math:stretchy="false">(</math:mo>
                      <math:mn>2</math:mn>
                      <math:mo math:stretchy="false">)</math:mo>
                    </math:mrow>
                  </math:mrow>
                </math:mtd>
                <math:mtd>
                  <math:mo math:stretchy="false">⋯</math:mo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1</math:mn>
                      </math:msub>
                    </math:msub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td>
              </math:mtr>
              <math:mtr>
                <math:mtd>
                  <math:mrow>
                    <math:msub>
                      <math:mo math:stretchy="false">Ψ</math:mo>
                      <math:msub>
                        <math:mi>k</math:mi>
                        <math:mn>2</math:mn>
                      </math:msub>
                    </math:msub>
                    <math:mrow>
                      <math:mo math:stretchy="false">(</math:mo>
                      <math:mn>1</math:mn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2</math:mn>
                      </math:msub>
                    </math:msub>
                    <math:mrow>
                      <math:mo math:stretchy="false">(</math:mo>
                      <math:mn>2</math:mn>
                      <math:mo math:stretchy="false">)</math:mo>
                    </math:mrow>
                  </math:mrow>
                </math:mtd>
                <math:mtd>
                  <math:mo math:stretchy="false">⋯</math:mo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n>2</math:mn>
                      </math:msub>
                    </math:msub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td>
              </math:mtr>
              <math:mtr>
                <math:mtd>
                  <math:mo math:stretchy="false">⋮</math:mo>
                </math:mtd>
                <math:mtd>
                  <math:mo math:stretchy="false">⋮</math:mo>
                </math:mtd>
                <math:mtd>
                  <math:mo math:stretchy="false">⋱</math:mo>
                </math:mtd>
                <math:mtd>
                  <math:mo math:stretchy="false">⋮</math:mo>
                </math:mtd>
              </math:mtr>
              <math:mtr>
                <math:mtd>
                  <math:mrow>
                    <math:msub>
                      <math:mo math:stretchy="false">Ψ</math:mo>
                      <math:msub>
                        <math:mi>k</math:mi>
                        <math:mi>N</math:mi>
                      </math:msub>
                    </math:msub>
                    <math:mrow>
                      <math:mo math:stretchy="false">(</math:mo>
                      <math:mn>1</math:mn>
                      <math:mo math:stretchy="false">)</math:mo>
                    </math:mrow>
                  </math:mrow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i>N</math:mi>
                      </math:msub>
                    </math:msub>
                    <math:mrow>
                      <math:mo math:stretchy="false">(</math:mo>
                      <math:mn>2</math:mn>
                      <math:mo math:stretchy="false">)</math:mo>
                    </math:mrow>
                  </math:mrow>
                </math:mtd>
                <math:mtd>
                  <math:mo math:stretchy="false">⋯</math:mo>
                </math:mtd>
                <math:mtd>
                  <math:mrow>
                    <math:msub>
                      <math:mo math:stretchy="false">Ψ</math:mo>
                      <math:msub>
                        <math:mi>k</math:mi>
                        <math:mi>N</math:mi>
                      </math:msub>
                    </math:msub>
                    <math:mrow>
                      <math:mo math:stretchy="false">(</math:mo>
                      <math:mi>N</math:mi>
                      <math:mo math:stretchy="false">)</math:mo>
                    </math:mrow>
                  </math:mrow>
                </math:mtd>
              </math:mtr>
            </math:mtable>
          </math:mfenced>
        </math:mrow>
      </math:mtr>
    </math:mtable>
    <math:annotation math:encoding="StarMath 5.0">"When solving the Hamilton Operator for an atom with several electrons:" newline
 H(1,2, dotsaxis N)= sum from{n=1} to{N} {left ( p^2_n over {2m}-{Z %epsilon^2}over r_n right ) }+ sum from{n&lt;m} to{pairs} { %epsilon^2 over lline r_n-t_m rline   }  newline

"the total wave function is made up of products from single particle wave functions (here is a mathematical term)." newline   {%PSI(r,s)=%phi_{nlm}(r)%chi_{m_s}(s)} "  Use the Slater determinants to do this:"  newline newline
%PSI(1,2, dotsaxis N)=1 over sqrt{fact N } left lline { 
matrix{%PSI_{k_1}(1) # %PSI_{k_1}(2) # dotsaxis # %PSI_{k_1}(N) ##
%PSI_{k_2}(1) # %PSI_{k_2}(2) # dotsaxis # %PSI_{k_2}(N) ##
dotsvert # dotsvert  # dotsdown# dotsvert ##
%PSI_{k_N}(1) # %PSI_{k_N}(2) # dotsaxis # %PSI_{k_N}(N) 
}
} right rline 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